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1pt" officeooo:rsid="00136791" officeooo:paragraph-rsid="00136791" style:font-size-asian="18.3500003814697pt" style:font-size-complex="21pt"/>
    </style:style>
    <style:style style:name="P2" style:family="paragraph" style:parent-style-name="Standard">
      <style:paragraph-properties fo:text-align="start" style:justify-single-word="false"/>
      <style:text-properties fo:font-size="16pt" officeooo:rsid="00136791" officeooo:paragraph-rsid="00136791" style:font-size-asian="16pt" style:font-size-complex="16pt"/>
    </style:style>
    <style:style style:name="P3" style:family="paragraph" style:parent-style-name="Standard">
      <style:paragraph-properties fo:text-align="start" style:justify-single-word="false"/>
      <style:text-properties fo:font-size="16pt" officeooo:rsid="00136791" officeooo:paragraph-rsid="001446f1" style:font-size-asian="16pt" style:font-size-complex="16pt"/>
    </style:style>
    <style:style style:name="T1" style:family="text">
      <style:text-properties officeooo:rsid="001446f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ésumé du projet</text:p>
      <text:p text:style-name="P1"/>
      <text:p text:style-name="P2"><text:s text:c="4"/>Le projet que je vais présenter est composé de 3 applications différentes. </text:p>
      <text:p text:style-name="P2">La première application est une maquette d’un site de type vitrine de ventes de billets pour un match de football opposant l’Olympique de Marseille à la Lazio de Rome puis au FC Metz.Cette application m’a permis d’apprendre à utiliser le logiciel Figma et comprendre en quoi consiste de maquetter.</text:p>
      <text:p text:style-name="P2"><text:s text:c="4"/>La deuxième application est un site qui affiche la météo d’une ville entrée en paramètre.Cette application est développée en utilisant une API</text:p>
      <text:p text:style-name="P3">et un framework Front-End.<text:span text:style-name="T1">Cela m’a permis de voir les avantages et les difficultés que représente l’utilisation d’un framework ou,dans le cas présent, d’une librairie Front-end.</text:span></text:p>
      <text:p text:style-name="P3"><text:span text:style-name="T1"><text:s text:c="4"/>La dernière application de ce projet,qui est l’application principale, est un blog ou les utilisateurs inscrits sur ce site peuvent publier des articles,commenter leurs articles ou ceux de leurs pairs,ainsi que mettre un ‘j’aime’ ou un like .Cette application est développée sous un framework back-end car dansles offres d’emploi,l’utilisation de framework est vivement recommandée et appréciée.Ceci est la raison pour laquelle les deux derniers projets de cette présentation ont été élaborés avec un framework ou une librairie.</text:span></text:p>
      <text:p text:style-name="P3"><text:span text:style-name="T1"><text:s text:c="5"/></text:span></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30T03:36:47.817000000</dc:date>
    <meta:editing-duration>PT9M29S</meta:editing-duration>
    <meta:editing-cycles>1</meta:editing-cycles>
    <meta:document-statistic meta:table-count="0" meta:image-count="0" meta:object-count="0" meta:page-count="1" meta:paragraph-count="7" meta:word-count="188" meta:character-count="1252" meta:non-whitespace-character-count="1052"/>
    <meta:generator>LibreOffice/7.3.2.2$Windows_X86_64 LibreOffice_project/49f2b1bff42cfccbd8f788c8dc32c1c309559be0</meta:generator>
  </office:meta>
</office:document-meta>
</file>